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-color="#94bd5e" draw:textarea-horizontal-align="justify" draw:textarea-vertical-align="top" draw:auto-grow-height="false"/>
    </style:style>
    <style:style style:name="gr3" style:family="graphic" style:parent-style-name="standard">
      <style:graphic-properties draw:fill-color="#ffcc99" draw:textarea-horizontal-align="justify" draw:textarea-vertical-align="top" draw:auto-grow-height="false"/>
    </style:style>
    <style:style style:name="gr4" style:family="graphic" style:parent-style-name="standard">
      <style:graphic-properties draw:fill-color="#ff9966" draw:textarea-horizontal-align="justify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Square_20_45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style:text-position="super 58%"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size="10pt" fo:font-weight="bold"/>
    </style:style>
    <style:style style:name="T4" style:family="text">
      <style:text-properties fo:font-size="10pt"/>
    </style:style>
    <style:style style:name="T5" style:family="text">
      <style:text-properties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8cm" svg:height="4cm" svg:x="1.5cm" svg:y="1.5cm">
          <text:p text:style-name="P1"><text:span text:style-name="T1">Model:Class</text:span><text:span text:style-name="T2"> Multiplicity</text:span></text:p>
          <text:p text:style-name="P1"><text:span text:style-name="T2">xmi.id=a33DD6FC5001E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2cm" svg:x="2cm" svg:y="3cm">
          <text:p text:style-name="P3"><text:span text:style-name="T3">Model:Reference</text:span><text:span text:style-name="T4"> name=range</text:span></text:p>
          <text:p text:style-name="P3"><text:span text:style-name="T4">xmi.id=a396A3FA7038A</text:span></text:p>
          <text:p text:style-name="P3"><text:span text:style-name="T4">type=a33E93BD00075</text:span></text:p>
          <text:p text:style-name="P3"><text:span text:style-name="T4">referencedEnd=a33FF95B90378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4cm" svg:x="20cm" svg:y="1.5cm">
          <text:p text:style-name="P1"><text:span text:style-name="T1">Model:Class</text:span><text:span text:style-name="T2"> MultiplicityRange</text:span></text:p>
          <text:p text:style-name="P1"><text:span text:style-name="T2">xmi.id=a33E93BD00075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2cm" svg:x="20.5cm" svg:y="3cm">
          <text:p text:style-name="P3"><text:span text:style-name="T3">Model:Reference</text:span><text:span text:style-name="T4"> name=multiplicity</text:span></text:p>
          <text:p text:style-name="P3"><text:span text:style-name="T4">xmi.id=a396A403D006D</text:span></text:p>
          <text:p text:style-name="P3"><text:span text:style-name="T4">type=a33DD6FC5001E</text:span></text:p>
          <text:p text:style-name="P3"><text:span text:style-name="T4">referencedEnd=a33FF95B90300 (1,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cm" svg:height="8cm" svg:x="11cm" svg:y="4.5cm">
          <text:p text:style-name="P1"><text:span text:style-name="T1">Model:Association</text:span><text:span text:style-name="T2"> RangeMultiplicity</text:span></text:p>
          <text:p text:style-name="P1"><text:span text:style-name="T2">xmi.id=a33FF95B90061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11.5cm" svg:y="6.5cm">
          <text:p text:style-name="P3"><text:span text:style-name="T3">Model:AssociationEnd</text:span></text:p>
          <text:p text:style-name="P3"><text:span text:style-name="T4">name=multiplicity</text:span></text:p>
          <text:p text:style-name="P3"><text:span text:style-name="T4">xmi.id=a33FF95B90300</text:span></text:p>
          <text:p text:style-name="P3"><text:span text:style-name="T4">type=a33DD6FC5001E</text:span></text:p>
          <text:p text:style-name="P3"><text:span text:style-name="T4">aggregation=composite (1,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11.5cm" svg:y="9.5cm">
          <text:p text:style-name="P3"><text:span text:style-name="T3">Model:AssociationEnd</text:span></text:p>
          <text:p text:style-name="P3"><text:span text:style-name="T4">name=range</text:span></text:p>
          <text:p text:style-name="P3"><text:span text:style-name="T4">xmi.id=a33FF95B90378</text:span></text:p>
          <text:p text:style-name="P3"><text:span text:style-name="T4">type=a33E93BD00075</text:span></text:p>
          <text:p text:style-name="P3"><text:span text:style-name="T4">aggregation=none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8cm" svg:y1="4.5cm" svg:x2="12cm" svg:y2="10cm">
          <text:p/>
        </draw:line>
        <draw:line draw:style-name="gr5" draw:text-style-name="P4" draw:layer="layout" svg:x1="21.5cm" svg:y1="4.5cm" svg:x2="18cm" svg:y2="7cm">
          <text:p/>
        </draw:line>
        <draw:line draw:style-name="gr5" draw:text-style-name="P4" draw:layer="layout" svg:x1="7cm" svg:y1="4cm" svg:x2="20cm" svg:y2="3.5cm">
          <text:p/>
        </draw:line>
        <draw:line draw:style-name="gr5" draw:text-style-name="P4" draw:layer="layout" svg:x1="22cm" svg:y1="4cm" svg:x2="9.5cm" svg:y2="2.5cm">
          <text:p/>
        </draw:line>
        <draw:custom-shape draw:style-name="gr1" draw:text-style-name="P2" draw:layer="layout" svg:width="8cm" svg:height="3cm" svg:x="1.5cm" svg:y="16cm">
          <text:p text:style-name="P1"><text:span text:style-name="T1">EClass</text:span><text:span text:style-name="T2"> Multiplicity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.5cm" svg:x="2cm" svg:y="17cm">
          <text:p text:style-name="P1"><text:span text:style-name="T1">EReference</text:span><text:span text:style-name="T2"> range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3cm" svg:x="20cm" svg:y="16cm">
          <text:p text:style-name="P1"><text:span text:style-name="T1">EClass</text:span><text:span text:style-name="T2"> MultiplicityRange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.5cm" svg:x="20.5cm" svg:y="17cm">
          <text:p text:style-name="P1"><text:span text:style-name="T1">EReference</text:span><text:span text:style-name="T2"> multiplicity (1,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9.5cm" svg:y1="17.5cm" svg:x2="20cm" svg:y2="17.5cm">
          <text:p text:style-name="P5">1 <text:s text:c="46"/>1..*</text:p>
        </draw:line>
        <draw:line draw:style-name="gr5" draw:text-style-name="P4" draw:layer="layout" svg:x1="18cm" svg:y1="11cm" svg:x2="21.5cm" svg:y2="5.5cm">
          <text:p/>
        </draw:line>
        <draw:line draw:style-name="gr5" draw:text-style-name="P4" draw:layer="layout" svg:x1="12.5cm" svg:y1="8cm" svg:x2="9.5cm" svg:y2="5cm">
          <text:p/>
        </draw:lin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8cm" svg:height="6.5cm" svg:x="1cm" svg:y="1cm">
          <text:p text:style-name="P1"><text:span text:style-name="T1">Model:Class</text:span><text:span text:style-name="T2"> </text:span></text:p>
          <text:p text:style-name="P1"><text:span text:style-name="T2">Dependency</text:span></text:p>
          <text:p text:style-name="P1"><text:span text:style-name="T2">xmi.id=a327A646F00E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2cm" svg:x="1.5cm" svg:y="3cm">
          <text:p text:style-name="P3"><text:span text:style-name="T3">Model:Reference</text:span><text:span text:style-name="T4"> name=client</text:span></text:p>
          <text:p text:style-name="P3"><text:span text:style-name="T4">xmi.id=a396A4B0D0213</text:span></text:p>
          <text:p text:style-name="P3"><text:span text:style-name="T4">type=a327A5C7301CC</text:span></text:p>
          <text:p text:style-name="P3"><text:span text:style-name="T4">referencedEnd=a33FFE57B0395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4.5cm" svg:x="20cm" svg:y="1.5cm">
          <text:p text:style-name="P1"><text:span text:style-name="T1">Model:Class</text:span><text:span text:style-name="T2"> </text:span></text:p>
          <text:p text:style-name="P1"><text:span text:style-name="T2">ModelElement</text:span></text:p>
          <text:p text:style-name="P1"><text:span text:style-name="T2">xmi.id=a327A5C7301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2cm" svg:x="20.5cm" svg:y="3.5cm">
          <text:p text:style-name="P3"><text:span text:style-name="T3">Model:Reference</text:span><text:span text:style-name="T4"> name=clientDependency</text:span></text:p>
          <text:p text:style-name="P3"><text:span text:style-name="T4">xmi.id=a3A6722070063</text:span></text:p>
          <text:p text:style-name="P3"><text:span text:style-name="T4">type=a327A646F00E6</text:span></text:p>
          <text:p text:style-name="P3"><text:span text:style-name="T4">referencedEnd=a33FFE57B03B3 (0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cm" svg:height="8cm" svg:x="11cm" svg:y="4.7cm">
          <text:p text:style-name="P1"><text:span text:style-name="T1">Model:Association</text:span><text:span text:style-name="T2"> </text:span></text:p>
          <text:p text:style-name="P1"><text:span text:style-name="T2">DependencyClient</text:span></text:p>
          <text:p text:style-name="P1"><text:span text:style-name="T2">xmi.id=a33FFE57902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11.5cm" svg:y="6.9cm">
          <text:p text:style-name="P3"><text:span text:style-name="T3">Model:AssociationEnd</text:span></text:p>
          <text:p text:style-name="P3"><text:span text:style-name="T4">name=client</text:span></text:p>
          <text:p text:style-name="P3"><text:span text:style-name="T4">xmi.id=a33FFE57B0395</text:span></text:p>
          <text:p text:style-name="P3"><text:span text:style-name="T4">type=a327A5C7301CC</text:span></text:p>
          <text:p text:style-name="P3"><text:span text:style-name="T4">aggregation=none (1,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11.5cm" svg:y="9.7cm">
          <text:p text:style-name="P3"><text:span text:style-name="T3">Model:AssociationEnd</text:span></text:p>
          <text:p text:style-name="P3"><text:span text:style-name="T4">name=clientDependency</text:span></text:p>
          <text:p text:style-name="P3"><text:span text:style-name="T4">xmi.id=a33FFE57B03B3</text:span></text:p>
          <text:p text:style-name="P3"><text:span text:style-name="T4">type=a327A646F00E6</text:span></text:p>
          <text:p text:style-name="P3"><text:span text:style-name="T4">aggregation=none (0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8cm" svg:y1="4.5cm" svg:x2="12cm" svg:y2="8.5cm">
          <text:p/>
        </draw:line>
        <draw:line draw:style-name="gr5" draw:text-style-name="P4" draw:layer="layout" svg:x1="21.5cm" svg:y1="5cm" svg:x2="18cm" svg:y2="11cm">
          <text:p/>
        </draw:line>
        <draw:line draw:style-name="gr5" draw:text-style-name="P4" draw:layer="layout" svg:x1="7cm" svg:y1="4cm" svg:x2="20cm" svg:y2="3.5cm">
          <text:p/>
        </draw:line>
        <draw:line draw:style-name="gr5" draw:text-style-name="P4" draw:layer="layout" svg:x1="21cm" svg:y1="3.5cm" svg:x2="9cm" svg:y2="3.5cm">
          <text:p/>
        </draw:line>
        <draw:custom-shape draw:style-name="gr1" draw:text-style-name="P2" draw:layer="layout" svg:width="8cm" svg:height="4cm" svg:x="1.5cm" svg:y="15.9cm">
          <text:p text:style-name="P1"><text:span text:style-name="T1">EClass</text:span><text:span text:style-name="T2"> Depency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cm" svg:x="2cm" svg:y="16.9cm">
          <text:p text:style-name="P3"><text:span text:style-name="T1">EReference</text:span><text:span text:style-name="T2"> client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cm" svg:height="2.1cm" svg:x="20cm" svg:y="15.8cm">
          <text:p text:style-name="P1"><text:span text:style-name="T1">EClass</text:span><text:span text:style-name="T2"> ModelElement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cm" svg:x="20.5cm" svg:y="16.7cm">
          <text:p text:style-name="P3"><text:span text:style-name="T1">EReference</text:span><text:span text:style-name="T5"> clientDependency</text:span><text:span text:style-name="T2"> (0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9.5cm" svg:y1="17.4cm" svg:x2="20cm" svg:y2="17.4cm">
          <text:p text:style-name="P6">0..* <text:s text:c="41"/>1..*</text:p>
        </draw:line>
        <draw:line draw:style-name="gr5" draw:text-style-name="P4" draw:layer="layout" svg:x1="17cm" svg:y1="8.5cm" svg:x2="20cm" svg:y2="6cm">
          <text:p/>
        </draw:line>
        <draw:line draw:style-name="gr5" draw:text-style-name="P4" draw:layer="layout" svg:x1="13cm" svg:y1="11cm" svg:x2="9cm" svg:y2="7cm">
          <text:p/>
        </draw:line>
        <draw:custom-shape draw:style-name="gr2" draw:text-style-name="P3" draw:layer="layout" svg:width="7cm" svg:height="2cm" svg:x="1.5cm" svg:y="5.2cm">
          <text:p text:style-name="P3"><text:span text:style-name="T3">Model:Reference</text:span><text:span text:style-name="T4"> name=supplier</text:span></text:p>
          <text:p text:style-name="P3"><text:span text:style-name="T4">xmi.id=a396A4B10002E</text:span></text:p>
          <text:p text:style-name="P3"><text:span text:style-name="T4">type=a327A5C7301CC</text:span></text:p>
          <text:p text:style-name="P3"><text:span text:style-name="T4">referencedEnd=a335C0D7A02A8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7cm" svg:y1="6.5cm" svg:x2="20cm" svg:y2="3.5cm">
          <text:p/>
        </draw:line>
        <draw:custom-shape draw:style-name="gr2" draw:text-style-name="P3" draw:layer="layout" svg:width="7cm" svg:height="1cm" svg:x="2cm" svg:y="18.4cm">
          <text:p text:style-name="P3"><text:span text:style-name="T1">EReference</text:span><text:span text:style-name="T2"> supplier (1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cm" svg:height="8cm" svg:x="2.5cm" svg:y="7.6cm">
          <text:p text:style-name="P1"><text:span text:style-name="T1">Model:Association</text:span><text:span text:style-name="T2"> </text:span></text:p>
          <text:p text:style-name="P1"><text:span text:style-name="T2">DependencySupplier</text:span></text:p>
          <text:p text:style-name="P1"><text:span text:style-name="T2">xmi.id=a335C0D7703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2.9cm" svg:y="9.8cm">
          <text:p text:style-name="P3"><text:span text:style-name="T3">Model:AssociationEnd</text:span></text:p>
          <text:p text:style-name="P3"><text:span text:style-name="T4">name=supplier</text:span></text:p>
          <text:p text:style-name="P3"><text:span text:style-name="T4">xmi.id=a335C0D7A02A8</text:span></text:p>
          <text:p text:style-name="P3"><text:span text:style-name="T4">type=a327A5C7301CC</text:span></text:p>
          <text:p text:style-name="P3"><text:span text:style-name="T4">aggregation=none (1,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2.5cm" svg:x="2.9cm" svg:y="12.5cm">
          <text:p text:style-name="P3"><text:span text:style-name="T3">Model:AssociationEnd</text:span></text:p>
          <text:p text:style-name="P3"><text:span text:style-name="T4">name=supplierDependency</text:span></text:p>
          <text:p text:style-name="P3"><text:span text:style-name="T4">xmi.id=a335C0D7A02E4</text:span></text:p>
          <text:p text:style-name="P3"><text:span text:style-name="T4">type=a327A646F00E6</text:span></text:p>
          <text:p text:style-name="P3"><text:span text:style-name="T4">aggregation=none (0,-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9cm" svg:y1="11.5cm" svg:x2="20cm" svg:y2="3cm">
          <text:p/>
        </draw:line>
        <draw:line draw:style-name="gr5" draw:text-style-name="P4" draw:layer="layout" svg:x1="2cm" svg:y1="7cm" svg:x2="3.5cm" svg:y2="10.5cm">
          <text:p/>
        </draw:line>
        <draw:line draw:style-name="gr5" draw:text-style-name="P4" draw:layer="layout" svg:x1="3.5cm" svg:y1="14cm" svg:x2="1.5cm" svg:y2="7.5cm">
          <text:p/>
        </draw:line>
        <draw:line draw:style-name="gr8" draw:text-style-name="P5" draw:layer="layout" svg:x1="9.5cm" svg:y1="19cm" svg:x2="20cm" svg:y2="18cm">
          <text:p text:style-name="P5"><text:s text:c="46"/>1..*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örn Dinkla</meta:initial-creator>
    <meta:creation-date>2007-01-13T19:19:34</meta:creation-date>
    <dc:creator>Jörn Dinkla</dc:creator>
    <dc:date>2007-01-13T20:54:01</dc:date>
    <dc:language>de-DE</dc:language>
    <meta:editing-cycles>28</meta:editing-cycles>
    <meta:editing-duration>PT1H34M28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